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24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7" office:value-type="string" calcext:value-type="string">
            <text:p>JAAL 1.1 for Dijkstra’s algorith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8" office:value-type="string" calcext:value-type="string">
            <text:p>Target</text:p>
          </table:table-cell>
          <table:table-cell table:style-name="ce8"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node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d key-value type reference to graph</text:p>
          </table:table-cell>
          <table:table-cell/>
          <table:table-cell office:value-type="string" calcext:value-type="string">
            <text:p>Prevent overgeneralization and discard this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matrix</text:p>
          </table:table-cell>
          <table:table-cell table:style-name="ce4" office:value-type="date" office:date-value="2021-10-05" calcext:value-type="date">
            <text:p>05.10.21</text:p>
          </table:table-cell>
          <table:table-cell office:value-type="string" calcext:value-type="string">
            <text:p>Already implemented: a matrix contains nodes which may contain key-value pairs. Complex enough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ttributeList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schema: click, grade, undo events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ons schema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tialState schema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tion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tamp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 data: Dijkstra exercise recording (semantics only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al Player-Recorder with A+ L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 tes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ema for SVG data (for each step in student’s and model solutio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ving SVG 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ying SVG data</text:p>
          </table:table-cell>
          <table:table-cell table:number-columns-repeated="2"/>
        </table:table-row>
      </table:table>
      <table:table table:name="Schedule" table:style-name="ta1"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7" office:value-type="string" calcext:value-type="string">
            <text:p>Schedul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10" table:number-rows-spanned="1">
            <text:p>Week</text:p>
          </table:table-cell>
          <table:covered-table-cell table:number-columns-repeated="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0"/>
          <table:table-cell table:style-name="ce8" office:value-type="string" calcext:value-type="string">
            <text:p>Hard deadline: DSA Y Graph rounds opens on Tuesday!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rd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9:31:14.882515869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5:43:47.808858284</meta:creation-date>
    <dc:date>2021-10-05T19:48:56.939683743</dc:date>
    <meta:editing-duration>PT4H15M1S</meta:editing-duration>
    <meta:editing-cycles>15</meta:editing-cycles>
    <meta:generator>LibreOffice/6.4.7.2$Linux_X86_64 LibreOffice_project/40$Build-2</meta:generator>
    <meta:document-statistic meta:table-count="2" meta:cell-count="111" meta:object-count="0"/>
  </office:meta>
</office:document-meta>
</file>